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🚀 Plano Pro – Kanban + Onboarding + Materiais de Lançamento</text:h>
      <text:p text:style-name="Quotations"><text:span text:style-name="Strong_20_Emphasis">Produto:</text:span> Plano Pro – R$ 149/mês • 500 runs • 1.000 ações externas • API/CSV/JSON • logs 30 dias • <text:span text:style-name="Strong_20_Emphasis">Mentoria semanal</text:span> • <text:span text:style-name="Strong_20_Emphasis">Comunidade WhatsApp Pro</text:span> • <text:span text:style-name="Strong_20_Emphasis">Suporte por e‑mail ≤24h</text:span> • <text:span text:style-name="Strong_20_Emphasis">Agente EIAH Core</text:span> (otimizações, criação/edição de fluxos, replay).</text:p>
      <text:p text:style-name="Horizontal_20_Line"/>
      <text:h text:style-name="Heading_20_2" text:outline-level="2">📌 Quadro Kanban – Lançamento em 4 semanas</text:h>
      <text:p text:style-name="Text_20_body"><text:span text:style-name="Strong_20_Emphasis">Formato:</text:span> backlog → semana atual → próximas semanas → concluído. Cada card: <text:span text:style-name="Strong_20_Emphasis">Owner</text:span>, <text:span text:style-name="Strong_20_Emphasis">DOD</text:span> (Definition of Done), <text:span text:style-name="Strong_20_Emphasis">ETA</text:span>, <text:span text:style-name="Strong_20_Emphasis">Dependências</text:span>.</text:p>
      <text:h text:style-name="Heading_20_3" text:outline-level="3">Backlog Prioritário</text:h>
      <text:list xml:id="list4051102831" text:style-name="L1">
        <text:list-item>
          <text:p text:style-name="P2"><text:span text:style-name="Strong_20_Emphasis">Habilitar Agente EIAH Core (Pro)</text:span><text:line-break/><text:span text:style-name="Strong_20_Emphasis">Owner:</text:span> Eng/PM<text:line-break/><text:span text:style-name="Strong_20_Emphasis">DOD:</text:span> botões “Sugerir Otimização” e “Criar Fluxo” ativos + logs de auditoria<text:line-break/><text:span text:style-name="Strong_20_Emphasis">Dependências:</text:span> permissões, limites por run, métricas de consumo</text:p>
        </text:list-item>
        <text:list-item>
          <text:p text:style-name="P2"><text:span text:style-name="Strong_20_Emphasis">Fila de Suporte Pro (SLA ≤24h)</text:span><text:line-break/><text:span text:style-name="Strong_20_Emphasis">Owner:</text:span> Suporte/CM<text:line-break/><text:span text:style-name="Strong_20_Emphasis">DOD:</text:span> caixa <text:span text:style-name="Source_20_Text">pro@</text:span> com auto‑reply, macros L1/L2, rota de escalonamento<text:line-break/><text:span text:style-name="Strong_20_Emphasis">Dependências:</text:span> help desk e horários de plantão</text:p>
        </text:list-item>
        <text:list-item>
          <text:p text:style-name="P2"><text:span text:style-name="Strong_20_Emphasis">Coortes WhatsApp Pro</text:span><text:line-break/><text:span text:style-name="Strong_20_Emphasis">Owner:</text:span> CM<text:line-break/><text:span text:style-name="Strong_20_Emphasis">DOD:</text:span> grupos por vertical (ops, vendas, produto), regras fixadas, calendário<text:line-break/><text:span text:style-name="Strong_20_Emphasis">Dependências:</text:span> landing/coleta de inscritos</text:p>
        </text:list-item>
        <text:list-item>
          <text:p text:style-name="P2"><text:span text:style-name="Strong_20_Emphasis">Templates Pro #1 e #2</text:span><text:line-break/><text:span text:style-name="Strong_20_Emphasis">Owner:</text:span> Eng<text:line-break/><text:span text:style-name="Strong_20_Emphasis">DOD:</text:span> (1) Observabilidade+Replay • (2) Alertas Proativos • ambos com video 5 min<text:line-break/><text:span text:style-name="Strong_20_Emphasis">Dependências:</text:span> conectores e QA</text:p>
        </text:list-item>
        <text:list-item>
          <text:p text:style-name="P2"><text:span text:style-name="Strong_20_Emphasis">Pricing Page &amp; In‑app Paywall</text:span><text:line-break/><text:span text:style-name="Strong_20_Emphasis">Owner:</text:span> Growth/Design<text:line-break/><text:span text:style-name="Strong_20_Emphasis">DOD:</text:span> ancoragem Starter→Pro, benefícios (SLA 24h + Agente), UTMs<text:line-break/><text:span text:style-name="Strong_20_Emphasis">Dependências:</text:span> cópias finais e ilustrações</text:p>
        </text:list-item>
        <text:list-item>
          <text:p text:style-name="P2"><text:span text:style-name="Strong_20_Emphasis">Métricas &amp; Painéis</text:span><text:line-break/><text:span text:style-name="Strong_20_Emphasis">Owner:</text:span> Data/PM<text:line-break/><text:span text:style-name="Strong_20_Emphasis">DOD:</text:span> Ativação 7d, uso do Agente (1ª recomendação), D30, CSAT suporte<text:line-break/><text:span text:style-name="Strong_20_Emphasis">Dependências:</text:span> eventos no produto</text:p>
        </text:list-item>
      </text:list>
      <text:p text:style-name="Horizontal_20_Line"/>
      <text:h text:style-name="Heading_20_3" text:outline-level="3"><text:soft-page-break/>Semana 1 (Go‑live)</text:h>
      <text:list xml:id="list1423148154" text:style-name="L2">
        <text:list-item>
          <text:p text:style-name="P3"><text:span text:style-name="Strong_20_Emphasis">Webinar Pro Kickoff (45 min)</text:span><text:line-break/><text:span text:style-name="Strong_20_Emphasis">Owner:</text:span> PM/CM<text:line-break/><text:span text:style-name="Strong_20_Emphasis">DOD:</text:span> evento realizado, gravação publicada, Q&amp;A respondido<text:line-break/><text:span text:style-name="Strong_20_Emphasis">ETA:</text:span> Dia 2</text:p>
        </text:list-item>
        <text:list-item>
          <text:p text:style-name="P3"><text:span text:style-name="Strong_20_Emphasis">Abrir Coorte Pro #1 (WhatsApp)</text:span><text:line-break/><text:span text:style-name="Strong_20_Emphasis">Owner:</text:span> CM<text:line-break/><text:span text:style-name="Strong_20_Emphasis">DOD:</text:span> boas‑vindas, regras, mensagem fixada, agenda<text:line-break/><text:span text:style-name="Strong_20_Emphasis">ETA:</text:span> Dia 2</text:p>
        </text:list-item>
        <text:list-item>
          <text:p text:style-name="P3"><text:span text:style-name="Strong_20_Emphasis">Sequência de e‑mails: Boas‑vindas + Dia 2</text:span><text:line-break/><text:span text:style-name="Strong_20_Emphasis">Owner:</text:span> Conteúdo<text:line-break/><text:span text:style-name="Strong_20_Emphasis">DOD:</text:span> disparos com UTMs e segmentação Pro<text:line-break/><text:span text:style-name="Strong_20_Emphasis">ETA:</text:span> Dia 1–3</text:p>
        </text:list-item>
        <text:list-item>
          <text:p text:style-name="P3"><text:span text:style-name="Strong_20_Emphasis">Template Pro #1 (Obs+Replay)</text:span><text:line-break/><text:span text:style-name="Strong_20_Emphasis">Owner:</text:span> Eng<text:line-break/><text:span text:style-name="Strong_20_Emphasis">DOD:</text:span> publicado + tutorial 5 min<text:line-break/><text:span text:style-name="Strong_20_Emphasis">ETA:</text:span> Dia 3</text:p>
        </text:list-item>
        <text:list-item>
          <text:p text:style-name="P3"><text:span text:style-name="Strong_20_Emphasis">Paywall in‑app (Starter→Pro)</text:span><text:line-break/><text:span text:style-name="Strong_20_Emphasis">Owner:</text:span> Growth<text:line-break/><text:span text:style-name="Strong_20_Emphasis">DOD:</text:span> modal + slide‑over A/B<text:line-break/><text:span text:style-name="Strong_20_Emphasis">ETA:</text:span> Dia 4</text:p>
        </text:list-item>
      </text:list>
      <text:h text:style-name="Heading_20_3" text:outline-level="3">Semana 2 (Tração)</text:h>
      <text:list xml:id="list1293711392" text:style-name="L3">
        <text:list-item>
          <text:p text:style-name="P4"><text:span text:style-name="Strong_20_Emphasis">Mentoria #1 – Custos &amp; Limites</text:span><text:line-break/><text:span text:style-name="Strong_20_Emphasis">Owner:</text:span> PM/Eng<text:line-break/><text:span text:style-name="Strong_20_Emphasis">DOD:</text:span> sessão concluída, follow‑up com links e checklist<text:line-break/><text:span text:style-name="Strong_20_Emphasis">ETA:</text:span> Dia 9</text:p>
        </text:list-item>
        <text:list-item>
          <text:p text:style-name="P4"><text:span text:style-name="Strong_20_Emphasis">Guia “Checklist Pro (produção segura)”</text:span><text:line-break/><text:span text:style-name="Strong_20_Emphasis">Owner:</text:span> Conteúdo<text:line-break/><text:span text:style-name="Strong_20_Emphasis">DOD:</text:span> artigo + PDF 1 página<text:line-break/><text:span text:style-name="Strong_20_Emphasis">ETA:</text:span> Dia 10</text:p>
        </text:list-item>
        <text:list-item>
          <text:p text:style-name="P4"><text:span text:style-name="Strong_20_Emphasis">Template Pro #2 (Alertas Proativos)</text:span><text:line-break/><text:span text:style-name="Strong_20_Emphasis">Owner:</text:span> Eng<text:line-break/><text:span text:style-name="Strong_20_Emphasis">DOD:</text:span> publicado + tutorial 5 min<text:line-break/><text:span text:style-name="Strong_20_Emphasis">ETA:</text:span> Dia 12</text:p>
        </text:list-item>
        <text:list-item>
          <text:p text:style-name="P4"><text:span text:style-name="Strong_20_Emphasis">Campanha Prova Social (3 cases)</text:span><text:line-break/><text:span text:style-name="Strong_20_Emphasis">Owner:</text:span> Growth<text:line-break/><text:span text:style-name="Strong_20_Emphasis">DOD:</text:span> 3 vídeos 60–90s + posts<text:line-break/><text:span text:style-name="Strong_20_Emphasis">ETA:</text:span> Dia 14</text:p>
        </text:list-item>
      </text:list>
      <text:h text:style-name="Heading_20_3" text:outline-level="3"><text:soft-page-break/>Semana 3 (Profundidade)</text:h>
      <text:list xml:id="list4143059714" text:style-name="L4">
        <text:list-item>
          <text:p text:style-name="P5"><text:span text:style-name="Strong_20_Emphasis">Office Hours Pro (deep‑dive técnico)</text:span><text:line-break/><text:span text:style-name="Strong_20_Emphasis">Owner:</text:span> Eng/PM<text:line-break/><text:span text:style-name="Strong_20_Emphasis">DOD:</text:span> ≥90% dúvidas endereçadas, backlog de tickets organizado<text:line-break/><text:span text:style-name="Strong_20_Emphasis">ETA:</text:span> Dia 17</text:p>
        </text:list-item>
        <text:list-item>
          <text:p text:style-name="P5"><text:span text:style-name="Strong_20_Emphasis">Conteúdo “Hardening de Fluxos”</text:span><text:line-break/><text:span text:style-name="Strong_20_Emphasis">Owner:</text:span> Conteúdo<text:line-break/><text:span text:style-name="Strong_20_Emphasis">DOD:</text:span> guia com boas práticas, limites por run e replays<text:line-break/><text:span text:style-name="Strong_20_Emphasis">ETA:</text:span> Dia 18</text:p>
        </text:list-item>
        <text:list-item>
          <text:p text:style-name="P5"><text:span text:style-name="Strong_20_Emphasis">Nudges do Agente (in‑app)</text:span><text:line-break/><text:span text:style-name="Strong_20_Emphasis">Owner:</text:span> Produto<text:line-break/><text:span text:style-name="Strong_20_Emphasis">DOD:</text:span> prompts contextuais (otimizar limites, criar alerta, habilitar replay)<text:line-break/><text:span text:style-name="Strong_20_Emphasis">ETA:</text:span> Dia 19</text:p>
        </text:list-item>
      </text:list>
      <text:h text:style-name="Heading_20_3" text:outline-level="3">Semana 4 (Otimização)</text:h>
      <text:list xml:id="list1096120892" text:style-name="L5">
        <text:list-item>
          <text:p text:style-name="P6"><text:span text:style-name="Strong_20_Emphasis">Mentoria #2 – Escala &amp; Webhooks</text:span><text:line-break/><text:span text:style-name="Strong_20_Emphasis">Owner:</text:span> PM/Eng<text:line-break/><text:span text:style-name="Strong_20_Emphasis">DOD:</text:span> sessão + materiais compartilhados<text:line-break/><text:span text:style-name="Strong_20_Emphasis">ETA:</text:span> Dia 23</text:p>
        </text:list-item>
        <text:list-item>
          <text:p text:style-name="P6"><text:span text:style-name="Strong_20_Emphasis">Revisão de Métricas (D7/D14) e Copy</text:span><text:line-break/><text:span text:style-name="Strong_20_Emphasis">Owner:</text:span> PM/Data<text:line-break/><text:span text:style-name="Strong_20_Emphasis">DOD:</text:span> relatório + ajustes de paywall/pricing page<text:line-break/><text:span text:style-name="Strong_20_Emphasis">ETA:</text:span> Dia 25</text:p>
        </text:list-item>
        <text:list-item>
          <text:p text:style-name="P6"><text:span text:style-name="Strong_20_Emphasis">Planejamento do Ciclo 2</text:span><text:line-break/><text:span text:style-name="Strong_20_Emphasis">Owner:</text:span> PM<text:line-break/><text:span text:style-name="Strong_20_Emphasis">DOD:</text:span> backlog priorizado e metas 30/60/90 atualizadas<text:line-break/><text:span text:style-name="Strong_20_Emphasis">ETA:</text:span> Dia 28–30</text:p>
        </text:list-item>
      </text:list>
      <text:p text:style-name="Horizontal_20_Line"/>
      <text:h text:style-name="Heading_20_2" text:outline-level="2">✉️ Sequência de E‑mails Pro (copiar/colar)</text:h>
      <text:p text:style-name="Quotations">Placeholders: {first_name}, {link_assinar_pro}, {link_whatsapp_coorte}, {cal_mentoria}, {link_template_pro1}, {link_template_pro2}, {link_agente_core}, {utm}, {email_pro_support}</text:p>
      <text:p text:style-name="Text_20_body"><text:span text:style-name="Strong_20_Emphasis">Email 1 – Boas‑vindas (imediato)</text:span><text:line-break/><text:span text:style-name="Strong_20_Emphasis">Assunto:</text:span> Bem‑vindo ao Pro: ative o Agente EIAH Core hoje<text:line-break/><text:span text:style-name="Strong_20_Emphasis">Pré‑header:</text:span> Mentoria semanal, WhatsApp Pro e suporte ≤24h<text:line-break/>Olá {first_name}! 👋</text:p>
      <text:list xml:id="list4053763901" text:style-name="L6">
        <text:list-item>
          <text:p text:style-name="P7">Entre na <text:span text:style-name="Strong_20_Emphasis">Coorte WhatsApp Pro</text:span>: {link_whatsapp_coorte}?{utm}</text:p>
        </text:list-item>
        <text:list-item>
          <text:p text:style-name="P7">Crie seu 1º fluxo com o <text:span text:style-name="Strong_20_Emphasis">Agente EIAH Core</text:span>: {link_agente_core}?{utm}</text:p>
        </text:list-item>
        <text:list-item>
          <text:p text:style-name="P7"><text:soft-page-break/>Importe o <text:span text:style-name="Strong_20_Emphasis">Template Pro #1 (Obs+Replay)</text:span>: {link_template_pro1}?{utm}<text:line-break/>Suporte Pro: {email_pro_support} (SLA ≤24h). Agenda da mentoria: {cal_mentoria}</text:p>
        </text:list-item>
      </text:list>
      <text:p text:style-name="Text_20_body"><text:span text:style-name="Strong_20_Emphasis">Email 2 – Dia 2 (Ativação)</text:span><text:line-break/><text:span text:style-name="Strong_20_Emphasis">Assunto:</text:span> Produção segura em 30 min (checklist Pro)<text:line-break/>Simplifique: conectar 1 app → definir limites → habilitar alertas → 1º replay validado.<text:line-break/>Use o Agente para <text:span text:style-name="Strong_20_Emphasis">sugerir otimizações</text:span>: {link_agente_core}?{utm}</text:p>
      <text:p text:style-name="Text_20_body"><text:span text:style-name="Strong_20_Emphasis">Email 3 – Dia 5 (Valor)</text:span><text:line-break/><text:span text:style-name="Strong_20_Emphasis">Assunto:</text:span> Template Pro #2: Alertas Proativos<text:line-break/>Instale e receba sinais de falhas/atrasos antes do usuário.<text:line-break/>Link: {link_template_pro2}?{utm}</text:p>
      <text:p text:style-name="Text_20_body"><text:span text:style-name="Strong_20_Emphasis">Email 4 – Dia 10 (Mentoria)</text:span><text:line-break/><text:span text:style-name="Strong_20_Emphasis">Assunto:</text:span> Pauta da semana: custos previsíveis e limites por run<text:line-break/>Traga seu case para revisão ao vivo. Agenda: {cal_mentoria}</text:p>
      <text:p text:style-name="Text_20_body"><text:span text:style-name="Strong_20_Emphasis">Email 5 – Dia 20 (Prova social)</text:span><text:line-break/><text:span text:style-name="Strong_20_Emphasis">Assunto:</text:span> Como o Pro reduziu 42% de falhas nestes times<text:line-break/>Três cases em 90s. Poste o seu na coorte e ganhe destaque no Demo Day.</text:p>
      <text:p text:style-name="Text_20_body"><text:span text:style-name="Strong_20_Emphasis">Email 6 – Dia 28 (Renovação/Próximos passos)</text:span><text:line-break/><text:span text:style-name="Strong_20_Emphasis">Assunto:</text:span> Preparando seu próximo ciclo Pro<text:line-break/>Checklist de saúde, próximos templates e quando considerar o <text:span text:style-name="Strong_20_Emphasis">Business</text:span>.</text:p>
      <text:p text:style-name="Horizontal_20_Line"/>
      <text:h text:style-name="Heading_20_2" text:outline-level="2">📣 Materiais de Lançamento (posts)</text:h>
      <text:p text:style-name="Text_20_body"><text:span text:style-name="Strong_20_Emphasis">X/Twitter – Thread</text:span><text:line-break/>1/ Chegou o <text:span text:style-name="Strong_20_Emphasis">Plano Pro (R$ 149)</text:span>: automação em produção com <text:span text:style-name="Strong_20_Emphasis">mentoria semanal</text:span>, <text:span text:style-name="Strong_20_Emphasis">WhatsApp Pro</text:span>, <text:span text:style-name="Strong_20_Emphasis">SLA ≤24h</text:span> e o <text:span text:style-name="Strong_20_Emphasis">Agente EIAH Core</text:span>.<text:line-break/>2/ 500 runs/mês, 1.000 ações, API e logs de 30 dias.<text:line-break/>3/ Templates Pro: Observabilidade+Replay e Alertas Proativos.<text:line-break/>4/ Entre na coorte e ative o Agente hoje 👉 {link_assinar_pro}?{utm}</text:p>
      <text:p text:style-name="Text_20_body"><text:span text:style-name="Strong_20_Emphasis">LinkedIn – Post</text:span><text:line-break/>Lançamos o <text:span text:style-name="Strong_20_Emphasis">Plano Pro</text:span> para squads em produção:<text:line-break/>• 500 runs/mês • 1.000 ações • API/CSV/JSON<text:line-break/>• Mentoria semanal + comunidade <text:span text:style-name="Strong_20_Emphasis">WhatsApp Pro</text:span><text:line-break/>• Suporte por e‑mail <text:span text:style-name="Strong_20_Emphasis">≤24h</text:span><text:line-break/>• <text:span text:style-name="Strong_20_Emphasis">Agente EIAH Core</text:span> para otimizar fluxos e reduzir falhas<text:line-break/>Assine e entre na coorte: {link_assinar_pro}?{utm}</text:p>
      <text:p text:style-name="Text_20_body"><text:span text:style-name="Strong_20_Emphasis">Instagram – Legenda (1080×1350)</text:span><text:line-break/>Produção com confiança. <text:span text:style-name="Strong_20_Emphasis">Pro</text:span> = mentoria semanal, WhatsApp Pro, <text:span text:style-name="Strong_20_Emphasis">SLA ≤24h</text:span> e <text:span text:style-name="Strong_20_Emphasis">Agente EIAH Core</text:span>. Assine: {link_assinar_pro}?{utm}<text:line-break/>#automation #nocode #devbr #produtividade #engenhariadedados #shipit</text:p>
      <text:p text:style-name="Text_20_body"><text:span text:style-name="Strong_20_Emphasis">In‑app Modal – Starter→Pro</text:span><text:line-break/><text:span text:style-name="Strong_20_Emphasis">Título:</text:span> Pronto para produção?<text:line-break/><text:soft-page-break/><text:span text:style-name="Strong_20_Emphasis">Texto:</text:span> O <text:span text:style-name="Strong_20_Emphasis">Pro (R$ 149)</text:span> inclui mentoria semanal, <text:span text:style-name="Strong_20_Emphasis">WhatsApp Pro</text:span>, <text:span text:style-name="Strong_20_Emphasis">SLA ≤24h</text:span> e o <text:span text:style-name="Strong_20_Emphasis">Agente EIAH Core</text:span>. Ative agora e importe os Templates Pro.<text:line-break/><text:span text:style-name="Strong_20_Emphasis">CTA:</text:span> Assinar Pro • Ver o Agente em ação</text:p>
      <text:p text:style-name="Horizontal_20_Line"/>
      <text:h text:style-name="Heading_20_2" text:outline-level="2">🧭 Copy da Landing Page (Pro)</text:h>
      <text:p text:style-name="Text_20_body"><text:span text:style-name="Strong_20_Emphasis">Hero</text:span><text:line-break/>Título: <text:span text:style-name="Strong_20_Emphasis">Plano Pro – Automação em produção com confiança</text:span><text:line-break/>Sub: 500 runs/mês, 1.000 ações externas, API/CSV/JSON, logs 30 dias, <text:span text:style-name="Strong_20_Emphasis">mentoria semanal</text:span>, <text:span text:style-name="Strong_20_Emphasis">WhatsApp Pro</text:span>, <text:span text:style-name="Strong_20_Emphasis">SLA ≤24h</text:span> e <text:span text:style-name="Strong_20_Emphasis">Agente EIAH Core</text:span>.<text:line-break/>CTA primário: <text:span text:style-name="Strong_20_Emphasis">Assinar Pro</text:span><text:line-break/>CTA secundário: <text:span text:style-name="Strong_20_Emphasis">Ver Agente EIAH Core</text:span></text:p>
      <text:p text:style-name="Text_20_body"><text:span text:style-name="Strong_20_Emphasis">Como funciona</text:span></text:p>
      <text:list xml:id="list3566042566" text:style-name="L7">
        <text:list-item>
          <text:p text:style-name="P8">Ative o Pro e entre na coorte WhatsApp</text:p>
        </text:list-item>
        <text:list-item>
          <text:p text:style-name="P8">Importe os <text:span text:style-name="Strong_20_Emphasis">Templates Pro</text:span></text:p>
        </text:list-item>
        <text:list-item>
          <text:p text:style-name="P8">Use o <text:span text:style-name="Strong_20_Emphasis">Agente</text:span> para otimizar e monitorar</text:p>
        </text:list-item>
        <text:list-item>
          <text:p text:style-name="P8">Operação confiável com alertas e replay</text:p>
        </text:list-item>
      </text:list>
      <text:p text:style-name="Text_20_body"><text:span text:style-name="Strong_20_Emphasis">O que está incluso</text:span><text:line-break/>✓ 500 runs/mês • 1.000 ações • API/CSV/JSON<text:line-break/>✓ Logs 30 dias • Observabilidade<text:line-break/>✓ Mentoria semanal + comunidade WhatsApp Pro<text:line-break/>✓ <text:span text:style-name="Strong_20_Emphasis">Suporte por e‑mail ≤24h</text:span><text:line-break/>✓ <text:span text:style-name="Strong_20_Emphasis">Agente EIAH Core</text:span> (otimizações, criação/edição, replay)</text:p>
      <text:p text:style-name="Text_20_body"><text:span text:style-name="Strong_20_Emphasis">Agente EIAH Core (destaque)</text:span><text:line-break/>O Agente analisa consumo, falhas e latências para sugerir <text:span text:style-name="Strong_20_Emphasis">limites por run</text:span>, <text:span text:style-name="Strong_20_Emphasis">alertas proativos</text:span>, <text:span text:style-name="Strong_20_Emphasis">reexecução com replay</text:span> e <text:span text:style-name="Strong_20_Emphasis">novos fluxos</text:span>.</text:p>
      <text:p text:style-name="Text_20_body"><text:span text:style-name="Strong_20_Emphasis">Prova social</text:span><text:line-break/>Depoimentos curtos (até 3) com números: tempo economizado, redução de falhas, MTTR.</text:p>
      <text:p text:style-name="Text_20_body"><text:span text:style-name="Strong_20_Emphasis">FAQ</text:span><text:line-break/>– Qual o SLA? <text:span text:style-name="Strong_20_Emphasis">≤24h por e‑mail</text:span>.<text:line-break/>– Onde acontece a comunidade? <text:span text:style-name="Strong_20_Emphasis">Coortes no WhatsApp</text:span> (com regras e mentoria).<text:line-break/>– O que é o Agente EIAH Core? <text:span text:style-name="Strong_20_Emphasis">Assistente</text:span> para recomendar e executar otimizações.<text:line-break/>– Quando considerar o Business? Quando excedentes &gt;30% por 2 meses ou necessidade de webhooks/exports avançados.</text:p>
      <text:p text:style-name="Text_20_body"><text:span text:style-name="Strong_20_Emphasis">CTA final</text:span><text:line-break/><text:span text:style-name="Strong_20_Emphasis">Assinar Pro</text:span> → {link_assinar_pro}?{utm}</text:p>
      <text:p text:style-name="Horizontal_20_Line"/>
      <text:h text:style-name="Heading_20_2" text:outline-level="2"><text:soft-page-break/>🔗 UTM e Operação</text:h>
      <text:list xml:id="list783749084" text:style-name="L8">
        <text:list-item>
          <text:p text:style-name="P9"><text:span text:style-name="Strong_20_Emphasis">utm_base sugerida:</text:span> <text:span text:style-name="Source_20_Text">utm_source={canal}&amp;utm_medium=pro_launch&amp;utm_campaign=pro_q1</text:span></text:p>
        </text:list-item>
        <text:list-item>
          <text:p text:style-name="P9">Aplicar em todos os links de e‑mails, posts, landing e modais.</text:p>
        </text:list-item>
      </text:list>
      <text:h text:style-name="Heading_20_2" text:outline-level="2">✅ Checklists Rápidos</text:h>
      <text:list xml:id="list3045193596" text:style-name="L9">
        <text:list-item>
          <text:p text:style-name="P10"><text:span text:style-name="Strong_20_Emphasis">Evento:</text:span> título • descrição • host • link • gravação • follow‑up (WhatsApp + e‑mail).</text:p>
        </text:list-item>
        <text:list-item>
          <text:p text:style-name="P10"><text:span text:style-name="Strong_20_Emphasis">Template:</text:span> descrição • instruções • vídeo 5 min • QA • link em “Comece aqui”.</text:p>
        </text:list-item>
        <text:list-item>
          <text:p text:style-name="P10"><text:span text:style-name="Strong_20_Emphasis">Suporte Pro:</text:span> auto‑reply claro • macros L1 • fila L2 • relatório semanal (SLA/CSAT).</text:p>
        </text:list-item>
        <text:list-item>
          <text:p text:style-name="P10"><text:span text:style-name="Strong_20_Emphasis">Agente:</text:span> prompts contextuais • eventos de uso • exemplos de recomendações.</text:p>
        </text:list-item>
      </text:list>
      <text:p text:style-name="Horizontal_20_Line"/>
      <text:h text:style-name="Heading_20_1" text:outline-level="1">📑 Deck – Plano Pro (Google Slides / PowerPoint)</text:h>
      <text:p text:style-name="Quotations"><text:span text:style-name="Strong_20_Emphasis">Como usar:</text:span> copie por slide para Google Slides/PowerPoint e aplique o <text:span text:style-name="Strong_20_Emphasis">Tema Pro</text:span> abaixo. Inclui notas do apresentador e referências ao <text:span text:style-name="Strong_20_Emphasis">Agente EIAH Core</text:span>.</text:p>
      <text:h text:style-name="Heading_20_2" text:outline-level="2">Tema Pro (slide master)</text:h>
      <text:list xml:id="list25348306" text:style-name="L10">
        <text:list-item>
          <text:p text:style-name="P11"><text:span text:style-name="Strong_20_Emphasis">Cores</text:span><text:line-break/>Primária <text:span text:style-name="Source_20_Text">#5B8CFF</text:span> (Azul EIAH) • Secundária <text:span text:style-name="Source_20_Text">#22C55E</text:span> • Acento <text:span text:style-name="Source_20_Text">#F59E0B</text:span> • Dark <text:span text:style-name="Source_20_Text">#0B1020</text:span> • Neutros <text:span text:style-name="Source_20_Text">#111827</text:span>, <text:span text:style-name="Source_20_Text">#6B7280</text:span>, <text:span text:style-name="Source_20_Text">#F3F4F6</text:span>, <text:span text:style-name="Source_20_Text">#FFFFFF</text:span></text:p>
        </text:list-item>
        <text:list-item>
          <text:p text:style-name="P11"><text:span text:style-name="Strong_20_Emphasis">Tipografia</text:span><text:line-break/>Títulos: <text:span text:style-name="Strong_20_Emphasis">Space Grotesk</text:span> Bold • Corpo: <text:span text:style-name="Strong_20_Emphasis">Inter</text:span></text:p>
        </text:list-item>
        <text:list-item>
          <text:p text:style-name="P11"><text:span text:style-name="Strong_20_Emphasis">Estilo</text:span><text:line-break/>Cartões com radius 20 px, sombras suaves, ícones lineares (Lucide).<text:line-break/>Grid 12 colunas, gutters 24 px.</text:p>
        </text:list-item>
      </text:list>
      <text:h text:style-name="Heading_20_2" text:outline-level="2">Slide 1 – Capa</text:h>
      <text:p text:style-name="Text_20_body"><text:span text:style-name="Strong_20_Emphasis">Título:</text:span> Plano Pro – Automação em produção com confiança<text:line-break/><text:span text:style-name="Strong_20_Emphasis">Subtítulo:</text:span> Mentoria semanal • WhatsApp Pro • SLA ≤24h • <text:span text:style-name="Strong_20_Emphasis">Agente EIAH Core</text:span><text:line-break/><text:span text:style-name="Strong_20_Emphasis">Rodapé:</text:span> eiah.dev • {mês/ano}<text:line-break/><text:span text:style-name="Strong_20_Emphasis">Imagem:</text:span> <text:span text:style-name="Source_20_Text">BG_Capa_Pro.png</text:span><text:line-break/><text:span text:style-name="Strong_20_Emphasis">Notas:</text:span> abrir com promessas de confiabilidade e velocidade.</text:p>
      <text:h text:style-name="Heading_20_2" text:outline-level="2"><text:soft-page-break/>Slide 2 – Para quem é o Pro</text:h>
      <text:p text:style-name="Text_20_body">Bullets grandes: squads em produção, PMs/devs plenos, agências com SLAs.<text:line-break/><text:span text:style-name="Strong_20_Emphasis">Imagem:</text:span> <text:span text:style-name="Source_20_Text">Icons_Target.png</text:span></text:p>
      <text:h text:style-name="Heading_20_2" text:outline-level="2">Slide 3 – O que está incluso</text:h>
      <text:p text:style-name="Text_20_body">500 runs/mês • 1.000 ações • API/CSV/JSON • logs 30 dias • mentoria semanal • <text:span text:style-name="Strong_20_Emphasis">WhatsApp Pro</text:span> • <text:span text:style-name="Strong_20_Emphasis">SLA ≤24h</text:span>.<text:line-break/><text:span text:style-name="Strong_20_Emphasis">Imagem:</text:span> <text:span text:style-name="Source_20_Text">Checklist_Pro.png</text:span></text:p>
      <text:h text:style-name="Heading_20_2" text:outline-level="2">Slide 4 – <text:span text:style-name="Strong_20_Emphasis">Agente EIAH Core (destaque)</text:span></text:h>
      <text:p text:style-name="Text_20_body">Cards: 1) Sugerir otimizações 2) Criar/editar fluxos 3) Definir limites por run 4) Habilitar alertas e <text:span text:style-name="Strong_20_Emphasis">replay</text:span>.<text:line-break/><text:span text:style-name="Strong_20_Emphasis">Imagem:</text:span> <text:span text:style-name="Source_20_Text">Mockup_Agente_Core.png</text:span><text:line-break/><text:span text:style-name="Strong_20_Emphasis">Notas:</text:span> “wow moment” = 1 recomendação aplicada em 24h.</text:p>
      <text:h text:style-name="Heading_20_2" text:outline-level="2">Slide 5 – Templates Pro</text:h>
      <text:p text:style-name="Text_20_body">(1) Observabilidade + Replay • (2) Alertas Proativos.<text:line-break/><text:span text:style-name="Strong_20_Emphasis">Imagem:</text:span> <text:span text:style-name="Source_20_Text">Cards_Templates_Pro.png</text:span></text:p>
      <text:h text:style-name="Heading_20_2" text:outline-level="2">Slide 6 – Operação e Suporte</text:h>
      <text:p text:style-name="Text_20_body">Triagem L1/L2 • caixa <text:span text:style-name="Strong_20_Emphasis">pro@</text:span> • métricas de SLA/CSAT.<text:line-break/><text:span text:style-name="Strong_20_Emphasis">Imagem:</text:span> <text:span text:style-name="Source_20_Text">Flow_Suporte.png</text:span></text:p>
      <text:h text:style-name="Heading_20_2" text:outline-level="2">Slide 7 – Prova social</text:h>
      <text:p text:style-name="Text_20_body">3 cases com % de redução de falhas e MTTR.<text:line-break/><text:span text:style-name="Strong_20_Emphasis">Imagem:</text:span> <text:span text:style-name="Source_20_Text">Quotes_Pro.png</text:span></text:p>
      <text:h text:style-name="Heading_20_2" text:outline-level="2">Slide 8 – Próximos passos</text:h>
      <text:p text:style-name="Text_20_body">Assine Pro • Entre na coorte • Veja o Agente em ação.<text:line-break/><text:span text:style-name="Strong_20_Emphasis">Imagem:</text:span> <text:span text:style-name="Source_20_Text">CTA_Pro.png</text:span></text:p>
      <text:p text:style-name="Horizontal_20_Line"/>
      <text:h text:style-name="Heading_20_1" text:outline-level="1">🎨 Pack Visual – Plano Pro (SVGs editáveis)</text:h>
      <text:p text:style-name="Quotations">Copie/edite o código. Exporte a 2× para PNG. Destaque visual do <text:span text:style-name="Strong_20_Emphasis">Agente EIAH Core</text:span>.</text:p>
      <text:h text:style-name="Heading_20_2" text:outline-level="2">A) Hero – Landing Pro (1440×640)</text:h>
      <text:p text:style-name="Preformatted_20_Text"><text:span text:style-name="Source_20_Text">&lt;svg width="1440" height="640" viewBox="0 0 1440 640" xmlns="http://www.w3.org/2000/svg"&gt;</text:span></text:p>
      <text:p text:style-name="Preformatted_20_Text"><text:soft-page-break/><text:span text:style-name="Source_20_Text"><text:s text:c="2"/>&lt;defs&gt;</text:span></text:p>
      <text:p text:style-name="Preformatted_20_Text"><text:span text:style-name="Source_20_Text"><text:s text:c="4"/>&lt;linearGradient id="bg" x1="0" y1="0" x2="1" y2="1"&gt;</text:span></text:p>
      <text:p text:style-name="Preformatted_20_Text"><text:span text:style-name="Source_20_Text"><text:s text:c="6"/>&lt;stop offset="0%" stop-color="#0B1020"/&gt;</text:span></text:p>
      <text:p text:style-name="Preformatted_20_Text"><text:span text:style-name="Source_20_Text"><text:s text:c="6"/>&lt;stop offset="100%" stop-color="#111827"/&gt;</text:span></text:p>
      <text:p text:style-name="Preformatted_20_Text"><text:span text:style-name="Source_20_Text"><text:s text:c="4"/>&lt;/linearGradient&gt;</text:span></text:p>
      <text:p text:style-name="Preformatted_20_Text"><text:span text:style-name="Source_20_Text"><text:s text:c="4"/>&lt;radialGradient id="glow" cx="75%" cy="30%" r="60%"&gt;</text:span></text:p>
      <text:p text:style-name="Preformatted_20_Text"><text:span text:style-name="Source_20_Text"><text:s text:c="6"/>&lt;stop offset="0%" stop-color="#5B8CFF" stop-opacity="0.6"/&gt;</text:span></text:p>
      <text:p text:style-name="Preformatted_20_Text"><text:span text:style-name="Source_20_Text"><text:s text:c="6"/>&lt;stop offset="100%" stop-color="#5B8CFF" stop-opacity="0"/&gt;</text:span></text:p>
      <text:p text:style-name="Preformatted_20_Text"><text:span text:style-name="Source_20_Text"><text:s text:c="4"/>&lt;/radialGradient&gt;</text:span></text:p>
      <text:p text:style-name="Preformatted_20_Text"><text:span text:style-name="Source_20_Text"><text:s text:c="2"/>&lt;/defs&gt;</text:span></text:p>
      <text:p text:style-name="Preformatted_20_Text"><text:span text:style-name="Source_20_Text"><text:s text:c="2"/>&lt;rect width="1440" height="640" fill="url(#bg)"/&gt;</text:span></text:p>
      <text:p text:style-name="Preformatted_20_Text"><text:span text:style-name="Source_20_Text"><text:s text:c="2"/>&lt;circle cx="1080" cy="140" r="320" fill="url(#glow)"/&gt;</text:span></text:p>
      <text:p text:style-name="Preformatted_20_Text"><text:span text:style-name="Source_20_Text"><text:s text:c="2"/>&lt;text x="96" y="220" fill="#FFFFFF" font-family="'Space Grotesk'" font-weight="700" font-size="56"&gt;Plano Pro&lt;/text&gt;</text:span></text:p>
      <text:p text:style-name="Preformatted_20_Text"><text:span text:style-name="Source_20_Text"><text:s text:c="2"/>&lt;text x="96" y="268" fill="#9CA3AF" font-family="Inter" font-size="22"&gt;Mentoria semanal • WhatsApp Pro • SLA ≤24h • Agente EIAH Core&lt;/text&gt;</text:span></text:p>
      <text:p text:style-name="Preformatted_20_Text"><text:span text:style-name="Source_20_Text"><text:s text:c="2"/>&lt;rect x="96" y="308" width="360" height="54" rx="27" fill="#5B8CFF"/&gt;</text:span></text:p>
      <text:p text:style-name="Preformatted_20_Text"><text:span text:style-name="Source_20_Text"><text:s text:c="2"/>&lt;text x="116" y="343" fill="#FFFFFF" font-family="Inter" font-weight="600" font-size="18"&gt;Assinar Pro →&lt;/text&gt;</text:span></text:p>
      <text:p text:style-name="Preformatted_20_Text"><text:span text:style-name="Source_20_Text"><text:s text:c="2"/>&lt;rect x="476" y="308" width="380" height="54" rx="27" fill="#0F172A" stroke="#334155"/&gt;</text:span></text:p>
      <text:p text:style-name="Preformatted_20_Text"><text:span text:style-name="Source_20_Text"><text:s text:c="2"/>&lt;text x="496" y="343" fill="#E5E7EB" font-family="Inter" font-size="18"&gt;Ver Agente EIAH Core&lt;/text&gt;</text:span></text:p>
      <text:p text:style-name="P1"><text:span text:style-name="Source_20_Text">&lt;/svg&gt;</text:span></text:p>
      <text:h text:style-name="Heading_20_2" text:outline-level="2">B) Card – Destaque do Agente (componentização)</text:h>
      <text:p text:style-name="Preformatted_20_Text"><text:span text:style-name="Source_20_Text">&lt;svg width="720" height="220" viewBox="0 0 720 220" xmlns="http://www.w3.org/2000/svg"&gt;</text:span></text:p>
      <text:p text:style-name="Preformatted_20_Text"><text:span text:style-name="Source_20_Text"><text:s text:c="2"/>&lt;rect width="720" height="220" rx="20" fill="#0F172A" stroke="#334155"/&gt;</text:span></text:p>
      <text:p text:style-name="Preformatted_20_Text"><text:span text:style-name="Source_20_Text"><text:s text:c="2"/>&lt;circle cx="80" cy="110" r="28" fill="#5B8CFF"/&gt;</text:span></text:p>
      <text:p text:style-name="Preformatted_20_Text"><text:span text:style-name="Source_20_Text"><text:s text:c="2"/>&lt;text x="128" y="104" fill="#FFFFFF" font-family="'Space Grotesk'" font-size="24" font-weight="700"&gt;Agente EIAH Core&lt;/text&gt;</text:span></text:p>
      <text:p text:style-name="Preformatted_20_Text"><text:span text:style-name="Source_20_Text"><text:s text:c="2"/>&lt;text x="128" y="136" fill="#9CA3AF" font-family="Inter" font-size="16"&gt;Otimiza limites • cria/edita fluxos • ativa alertas e replay&lt;/text&gt;</text:span></text:p>
      <text:p text:style-name="P1"><text:span text:style-name="Source_20_Text">&lt;/svg&gt;</text:span></text:p>
      <text:h text:style-name="Heading_20_2" text:outline-level="2">C) Post LinkedIn (1920×1080) – Pro + Agente</text:h>
      <text:p text:style-name="Preformatted_20_Text"><text:span text:style-name="Source_20_Text">&lt;svg width="1920" height="1080" viewBox="0 0 1920 1080" xmlns="http://www.w3.org/2000/svg"&gt;</text:span></text:p>
      <text:p text:style-name="Preformatted_20_Text"><text:span text:style-name="Source_20_Text"><text:s text:c="2"/>&lt;rect width="1920" height="1080" fill="#0B1020"/&gt;</text:span></text:p>
      <text:p text:style-name="Preformatted_20_Text"><text:span text:style-name="Source_20_Text"><text:s text:c="2"/>&lt;text x="120" y="220" fill="#FFFFFF" font-family="'Space Grotesk'" font-size="72" font-weight="700"&gt;Plano Pro&lt;/text&gt;</text:span></text:p>
      <text:p text:style-name="Preformatted_20_Text"><text:span text:style-name="Source_20_Text"><text:s text:c="2"/>&lt;text x="120" y="300" fill="#9CA3AF" font-family="Inter" font-size="28"&gt;SLA ≤24h • Mentoria semanal • WhatsApp Pro&lt;/text&gt;</text:span></text:p>
      <text:p text:style-name="Preformatted_20_Text"><text:span text:style-name="Source_20_Text"><text:s text:c="2"/>&lt;rect x="120" y="360" width="1680" height="260" rx="24" fill="#0F172A" stroke="#334155"/&gt;</text:span></text:p>
      <text:p text:style-name="Preformatted_20_Text"><text:span text:style-name="Source_20_Text"><text:s text:c="2"/>&lt;text x="160" y="430" fill="#E5E7EB" font-family="Inter" font-size="28"&gt;⭐ Agente EIAH Core&lt;/text&gt;</text:span></text:p>
      <text:p text:style-name="Preformatted_20_Text"><text:span text:style-name="Source_20_Text"><text:s text:c="2"/>&lt;text x="160" y="480" fill="#9CA3AF" font-family="Inter" font-size="22"&gt;Sugerir otimizações • Criar/editar fluxos • Alertas e Replay&lt;/text&gt;</text:span></text:p>
      <text:p text:style-name="Preformatted_20_Text"><text:span text:style-name="Source_20_Text"><text:s text:c="2"/>&lt;rect x="120" y="670" width="420" height="72" rx="36" fill="#5B8CFF"/&gt;</text:span></text:p>
      <text:p text:style-name="Preformatted_20_Text"><text:span text:style-name="Source_20_Text"><text:s text:c="2"/>&lt;text x="150" y="715" fill="#FFF" font-family="Inter" font-size="26" font-weight="700"&gt;Assinar Pro →&lt;/text&gt;</text:span></text:p>
      <text:p text:style-name="P1"><text:span text:style-name="Source_20_Text">&lt;/svg&gt;</text:span></text:p>
      <text:h text:style-name="Heading_20_2" text:outline-level="2"><text:soft-page-break/>D) Post Instagram (1080×1350) – Templates Pro</text:h>
      <text:p text:style-name="Preformatted_20_Text"><text:span text:style-name="Source_20_Text">&lt;svg width="1080" height="1350" viewBox="0 0 1080 1350" xmlns="http://www.w3.org/2000/svg"&gt;</text:span></text:p>
      <text:p text:style-name="Preformatted_20_Text"><text:span text:style-name="Source_20_Text"><text:s text:c="2"/>&lt;rect width="1080" height="1350" fill="#111827"/&gt;</text:span></text:p>
      <text:p text:style-name="Preformatted_20_Text"><text:span text:style-name="Source_20_Text"><text:s text:c="2"/>&lt;text x="80" y="220" fill="#FFFFFF" font-family="'Space Grotesk'" font-size="84" font-weight="700"&gt;Pro: Templates</text:span></text:p>
      <text:p text:style-name="Preformatted_20_Text"><text:span text:style-name="Source_20_Text">Observabilidade + Replay&lt;/text&gt;</text:span></text:p>
      <text:p text:style-name="Preformatted_20_Text"><text:span text:style-name="Source_20_Text"><text:s text:c="2"/>&lt;text x="80" y="430" fill="#9CA3AF" font-family="Inter" font-size="34"&gt;E Alertas Proativos prontos para uso&lt;/text&gt;</text:span></text:p>
      <text:p text:style-name="Preformatted_20_Text"><text:span text:style-name="Source_20_Text"><text:s text:c="2"/>&lt;rect x="80" y="520" width="360" height="80" rx="40" fill="#5B8CFF"/&gt;</text:span></text:p>
      <text:p text:style-name="Preformatted_20_Text"><text:span text:style-name="Source_20_Text"><text:s text:c="2"/>&lt;text x="110" y="572" fill="#FFF" font-family="Inter" font-size="28" font-weight="700"&gt;Ver Agente em ação →&lt;/text&gt;</text:span></text:p>
      <text:p text:style-name="Preformatted_20_Text"><text:span text:style-name="Source_20_Text"><text:s text:c="2"/>&lt;text x="80" y="1240" fill="#9CA3AF" font-family="Inter" font-size="22"&gt;#automation #devops #nocode #observability #shipit&lt;/text&gt;</text:span></text:p>
      <text:p text:style-name="P1"><text:span text:style-name="Source_20_Text">&lt;/svg&gt;</text:span></text:p>
      <text:h text:style-name="Heading_20_2" text:outline-level="2">E) Banner X/Twitter (1600×900) – Chamada Pro</text:h>
      <text:p text:style-name="Preformatted_20_Text"><text:span text:style-name="Source_20_Text">&lt;svg width="1600" height="900" viewBox="0 0 1600 900" xmlns="http://www.w3.org/2000/svg"&gt;</text:span></text:p>
      <text:p text:style-name="Preformatted_20_Text"><text:span text:style-name="Source_20_Text"><text:s text:c="2"/>&lt;rect width="1600" height="900" fill="#111827"/&gt;</text:span></text:p>
      <text:p text:style-name="Preformatted_20_Text"><text:span text:style-name="Source_20_Text"><text:s text:c="2"/>&lt;text x="96" y="240" fill="#FFFFFF" font-family="'Space Grotesk'" font-size="68" font-weight="700"&gt;Plano Pro&lt;/text&gt;</text:span></text:p>
      <text:p text:style-name="Preformatted_20_Text"><text:span text:style-name="Source_20_Text"><text:s text:c="2"/>&lt;text x="96" y="310" fill="#9CA3AF" font-family="Inter" font-size="28"&gt;Mentoria • WhatsApp Pro • SLA ≤24h • Agente Core&lt;/text&gt;</text:span></text:p>
      <text:p text:style-name="Preformatted_20_Text"><text:span text:style-name="Source_20_Text"><text:s text:c="2"/>&lt;rect x="96" y="360" width="380" height="64" rx="32" fill="#5B8CFF"/&gt;</text:span></text:p>
      <text:p text:style-name="Preformatted_20_Text"><text:span text:style-name="Source_20_Text"><text:s text:c="2"/>&lt;text x="118" y="402" fill="#FFF" font-family="Inter" font-size="24" font-weight="700"&gt;Assinar Pro →&lt;/text&gt;</text:span></text:p>
      <text:p text:style-name="P1"><text:span text:style-name="Source_20_Text">&lt;/svg&gt;</text:span></text:p>
      <text:h text:style-name="Heading_20_2" text:outline-level="2">F) Badges (SVGs) – Versão Pro</text:h>
      <text:p text:style-name="Text_20_body"><text:span text:style-name="Strong_20_Emphasis">Pro Builder</text:span></text:p>
      <text:p text:style-name="Preformatted_20_Text"><text:span text:style-name="Source_20_Text">&lt;svg width="260" height="80" viewBox="0 0 260 80" xmlns="http://www.w3.org/2000/svg"&gt;</text:span></text:p>
      <text:p text:style-name="Preformatted_20_Text"><text:span text:style-name="Source_20_Text"><text:s text:c="2"/>&lt;rect width="260" height="80" rx="16" fill="#0F172A" stroke="#5B8CFF"/&gt;</text:span></text:p>
      <text:p text:style-name="Preformatted_20_Text"><text:span text:style-name="Source_20_Text"><text:s text:c="2"/>&lt;text x="70" y="48" fill="#E5E7EB" font-family="Inter" font-size="22" font-weight="600"&gt;Pro Builder&lt;/text&gt;</text:span></text:p>
      <text:p text:style-name="P1"><text:span text:style-name="Source_20_Text">&lt;/svg&gt;</text:span></text:p>
      <text:p text:style-name="Text_20_body"><text:span text:style-name="Strong_20_Emphasis">Agente Core Power User</text:span></text:p>
      <text:p text:style-name="Preformatted_20_Text"><text:span text:style-name="Source_20_Text">&lt;svg width="310" height="80" viewBox="0 0 310 80" xmlns="http://www.w3.org/2000/svg"&gt;</text:span></text:p>
      <text:p text:style-name="Preformatted_20_Text"><text:span text:style-name="Source_20_Text"><text:s text:c="2"/>&lt;rect width="310" height="80" rx="16" fill="#0F172A" stroke="#22C55E"/&gt;</text:span></text:p>
      <text:p text:style-name="Preformatted_20_Text"><text:span text:style-name="Source_20_Text"><text:s text:c="2"/>&lt;text x="32" y="48" fill="#E5E7EB" font-family="Inter" font-size="22" font-weight="600"&gt;Agente Core Power User&lt;/text&gt;</text:span></text:p>
      <text:p text:style-name="P1"><text:span text:style-name="Source_20_Text">&lt;/svg&gt;</text:span></text:p>
      <text:p text:style-name="Horizontal_20_Line"/>
      <text:h text:style-name="Heading_20_1" text:outline-level="1">🧩 Export rápido</text:h>
      <text:list xml:id="list737348443" text:style-name="L11">
        <text:list-item>
          <text:p text:style-name="P12"><text:span text:style-name="Strong_20_Emphasis">Google Slides:</text:span> colar conteúdo por slide e aplicar o Tema Pro.</text:p>
        </text:list-item>
        <text:list-item>
          <text:p text:style-name="P12"><text:span text:style-name="Strong_20_Emphasis">PowerPoint:</text:span> ajustar no Slide Master, colar conteúdos e exportar PDF.</text:p>
        </text:list-item>
        <text:list-item>
          <text:p text:style-name="P12"><text:soft-page-break/><text:span text:style-name="Strong_20_Emphasis">SVGs:</text:span> editar textos/cores e exportar 2× para redes e landing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8:51:34.677000000</meta:creation-date>
    <dc:date>2025-11-06T08:52:05.737000000</dc:date>
    <meta:editing-duration>PT31S</meta:editing-duration>
    <meta:editing-cycles>1</meta:editing-cycles>
    <meta:document-statistic meta:table-count="0" meta:image-count="0" meta:object-count="0" meta:page-count="10" meta:paragraph-count="162" meta:word-count="1927" meta:character-count="14161" meta:non-whitespace-character-count="12288"/>
    <meta:generator>LibreOffice/7.3.2.2$Windows_X86_64 LibreOffice_project/49f2b1bff42cfccbd8f788c8dc32c1c309559be0</meta:generator>
  </office:meta>
</office:document-meta>
</file>